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5.901cm" fo:margin-left="0.018cm" fo:margin-top="0cm" fo:margin-bottom="0cm" table:align="left" style:writing-mode="lr-tb"/>
    </style:style>
    <style:style style:name="Таблица1.A" style:family="table-column">
      <style:table-column-properties style:column-width="15.9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#d9d9d9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1.A2" style:family="table-cell">
      <style:table-cell-properties style:vertical-align="" fo:background-color="#f2f2f2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1.A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5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7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9" style:family="table-row">
      <style:table-row-properties style:min-row-height="3.413cm" fo:keep-together="auto"/>
    </style:style>
    <style:style style:name="Таблица1.A9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11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14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16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17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18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19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20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21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2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1.A25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" style:family="table">
      <style:table-properties style:width="15.901cm" fo:margin-left="0.018cm" fo:margin-top="0cm" fo:margin-bottom="0cm" table:align="left" style:writing-mode="lr-tb"/>
    </style:style>
    <style:style style:name="Таблица2.A" style:family="table-column">
      <style:table-column-properties style:column-width="8.872cm"/>
    </style:style>
    <style:style style:name="Таблица2.B" style:family="table-column">
      <style:table-column-properties style:column-width="7.02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#d9d9d9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2.A2" style:family="table-cell">
      <style:table-cell-properties style:vertical-align="" fo:background-color="#f2f2f2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2.A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B3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Таблица2.A4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B4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A5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B5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A6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B6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A7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B7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A8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B8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A10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2.12" style:family="table-row">
      <style:table-row-properties style:min-row-height="0.478cm" fo:keep-together="auto"/>
    </style:style>
    <style:style style:name="Таблица2.A12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3" style:family="table">
      <style:table-properties style:width="15.901cm" fo:margin-left="0.018cm" fo:margin-top="0cm" fo:margin-bottom="0cm" table:align="left" style:writing-mode="lr-tb"/>
    </style:style>
    <style:style style:name="Таблица3.A" style:family="table-column">
      <style:table-column-properties style:column-width="15.901cm"/>
    </style:style>
    <style:style style:name="Таблица3.1" style:family="table-row">
      <style:table-row-properties style:min-row-height="1.085cm" fo:keep-together="auto"/>
    </style:style>
    <style:style style:name="Таблица3.A1" style:family="table-cell">
      <style:table-cell-properties style:vertical-align="" fo:background-color="#d9d9d9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3.2" style:family="table-row">
      <style:table-row-properties style:min-row-height="1.111cm" fo:keep-together="auto"/>
    </style:style>
    <style:style style:name="Таблица3.A2" style:family="table-cell">
      <style:table-cell-properties style:vertical-align="" fo:background-color="#f2f2f2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3.A3" style:family="table-cell">
      <style:table-cell-properties style:vertical-align="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3.4" style:family="table-row">
      <style:table-row-properties style:min-row-height="0.714cm" fo:keep-together="auto"/>
    </style:style>
    <style:style style:name="Таблица3.A5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4" style:family="table">
      <style:table-properties style:width="15.901cm" fo:margin-left="0.042cm" fo:margin-top="0cm" fo:margin-bottom="0cm" table:align="left" style:writing-mode="lr-tb"/>
    </style:style>
    <style:style style:name="Таблица4.A" style:family="table-column">
      <style:table-column-properties style:column-width="15.901cm"/>
    </style:style>
    <style:style style:name="Таблица4.1" style:family="table-row">
      <style:table-row-properties style:min-row-height="0.609cm" fo:keep-together="auto"/>
    </style:style>
    <style:style style:name="Таблица4.A1" style:family="table-cell">
      <style:table-cell-properties style:vertical-align="" fo:background-color="#d9d9d9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4.A2" style:family="table-cell">
      <style:table-cell-properties style:vertical-align="" fo:background-color="#f2f2f2" fo:padding-left="0.191cm" fo:padding-right="0.191cm" fo:padding-top="0cm" fo:padding-bottom="0cm" fo:border="1pt solid #000000" style:writing-mode="lr-tb">
        <style:background-image/>
      </style:table-cell-properties>
    </style:style>
    <style:style style:name="Таблица4.A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4.A5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4.A7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4.A9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4.A11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Таблица4.A1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P1" style:family="paragraph" style:parent-style-name="List_20_Paragraph" style:list-style-name="WWNum2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language-asian="en" style:country-asian="US" style:language-complex="ar" style:country-complex="SA"/>
    </style:style>
    <style:style style:name="P4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5" style:family="paragraph" style:parent-style-name="List_20_Paragraph" style:list-style-name="WWNum10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6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7" style:family="paragraph" style:parent-style-name="List_20_Paragraph" style:list-style-name="WWNum9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8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 fo:text-indent="0cm" style:auto-text-indent="false"/>
      <style:text-properties style:letter-kerning="false" style:language-asian="en" style:country-asian="US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style:writing-mode="lr-tb"/>
      <style:text-properties style:letter-kerning="false" style:language-asian="en" style:country-asian="US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3" style:family="paragraph" style:parent-style-name="List_20_Paragraph" style:list-style-name="WWNum7">
      <style:paragraph-properties fo:margin-top="0cm" fo:margin-bottom="0.282cm" style:contextual-spacing="true" fo:line-height="0.582cm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List_20_Paragraph" style:list-style-name="WWNum2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7" style:family="paragraph" style:parent-style-name="List_20_Paragraph" style:list-style-name="WWNum6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8" style:family="paragraph" style:parent-style-name="List_20_Paragraph" style:list-style-name="WWNum9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19" style:family="paragraph" style:parent-style-name="List_20_Paragraph" style:list-style-name="WWNum3">
      <style:paragraph-properties fo:margin-top="0cm" fo:margin-bottom="0cm" style:contextual-spacing="tru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20" style:family="paragraph" style:parent-style-name="List_20_Paragraph" style:list-style-name="WWNum7">
      <style:paragraph-properties fo:margin-top="0cm" fo:margin-bottom="0.282cm" style:contextual-spacing="true" fo:line-height="0.582cm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line-height="115%"/>
      <style:text-properties style:font-name="Calibri" fo:font-size="11pt" fo:language="ru" fo:country="RU" style:font-name-asian="Calibri1" style:font-size-asian="11pt" style:font-name-complex="Calibri1" style:font-size-complex="11pt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left="0cm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language-asian="en" style:country-asian="US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28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officeooo:paragraph-rsid="00029caf" style:letter-kerning="false" style:language-asian="en" style:country-asian="US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text-indent="0cm" style:auto-text-indent="false"/>
      <style:text-properties style:letter-kerning="false" style:language-asian="en" style:country-asian="US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style:writing-mode="lr-tb"/>
      <style:text-properties style:letter-kerning="false" style:language-asian="en" style:country-asian="US" style:language-complex="ar" style:country-complex="SA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3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style:letter-kerning="false" style:language-asian="en" style:country-asian="US" style:language-complex="ar" style:country-complex="SA"/>
    </style:style>
    <style:style style:name="P34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/>
      <style:text-properties officeooo:rsid="0002f3ea" officeooo:paragraph-rsid="0002f3ea" style:letter-kerning="false" style:language-asian="en" style:country-asian="US" style:language-complex="ar" style:country-complex="SA"/>
    </style:style>
    <style:style style:name="P35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orphans="2" fo:widows="2"/>
      <style:text-properties officeooo:rsid="0002f3ea" officeooo:paragraph-rsid="0002f3ea" style:letter-kerning="false" style:language-asian="en" style:country-asian="US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04bf91" officeooo:paragraph-rsid="0004bf91" style:letter-kerning="false" style:language-asian="en" style:country-asian="US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0569f1" officeooo:paragraph-rsid="000569f1" style:letter-kerning="false" style:language-asian="en" style:country-asian="US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093707" officeooo:paragraph-rsid="00093707" style:letter-kerning="false" style:language-asian="en" style:country-asian="US" style:language-complex="ar" style:country-complex="SA"/>
    </style:style>
    <style:style style:name="P3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/>
      <style:text-properties officeooo:rsid="00093707" officeooo:paragraph-rsid="00093707" style:letter-kerning="false" style:language-asian="en" style:country-asian="US" style:language-complex="ar" style:country-complex="SA"/>
    </style:style>
    <style:style style:name="P40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/>
      <style:text-properties officeooo:paragraph-rsid="00029caf"/>
    </style:style>
    <style:style style:name="P41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  <style:text-properties officeooo:rsid="00029caf" officeooo:paragraph-rsid="00029caf"/>
    </style:style>
    <style:style style:name="P42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  <style:text-properties officeooo:rsid="0002f3ea" officeooo:paragraph-rsid="0002f3e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officeooo:rsid="0004bf91" officeooo:paragraph-rsid="0004bf91" style:letter-kerning="false" style:language-asian="en" style:country-asian="US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officeooo:rsid="0008202e" officeooo:paragraph-rsid="0008202e" style:letter-kerning="false" style:language-asian="en" style:country-asian="US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officeooo:rsid="0008202e" officeooo:paragraph-rsid="00093707" style:letter-kerning="false" style:language-asian="en" style:country-asian="US" style:language-complex="ar" style:country-complex="SA"/>
    </style:style>
    <style:style style:name="P46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rsid="0002f3ea" officeooo:paragraph-rsid="0002f3ea"/>
    </style:style>
    <style:style style:name="P47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rsid="0002f3ea" officeooo:paragraph-rsid="0002f3ea" style:letter-kerning="false" style:language-asian="en" style:country-asian="US" style:language-complex="ar" style:country-complex="SA"/>
    </style:style>
    <style:style style:name="T1" style:family="text">
      <style:text-properties style:font-name="Calibri" fo:font-size="11pt" fo:language="ru" fo:country="RU" style:font-name-asian="Calibri1" style:font-size-asian="11pt" style:font-name-complex="Calibri1" style:font-size-complex="11pt"/>
    </style:style>
    <style:style style:name="T2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style:font-name="Calibri" fo:font-size="12pt" fo:language="en" fo:country="US" style:font-name-asian="Calibri1" style:font-size-asian="12pt" style:font-name-complex="Calibri1" style:font-size-complex="12pt"/>
    </style:style>
    <style:style style:name="T4" style:family="text">
      <style:text-properties style:font-name="Calibri" fo:font-size="14pt" fo:language="ru" fo:country="RU" style:font-name-asian="Calibri1" style:font-size-asian="14pt" style:font-name-complex="Calibri1" style:font-size-complex="14pt"/>
    </style:style>
    <style:style style:name="T5" style:family="text">
      <style:text-properties style:font-name="Calibri" fo:font-size="14pt" fo:font-style="normal" style:text-underline-style="none" style:font-name-asian="Calibri1" style:font-size-asian="14pt" style:font-style-asian="normal" style:font-name-complex="Calibri1" style:font-size-complex="14pt" style:font-style-complex="normal"/>
    </style:style>
    <style:style style:name="T6" style:family="text">
      <style:text-properties style:font-name="Calibri" fo:font-size="14pt" style:font-name-asian="Calibri1" style:font-size-asian="14pt" style:font-name-complex="Calibri1" style:font-size-complex="14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 fo:background-color="#ffff00"/>
    </style:style>
    <style:style style:name="T10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language="ru" fo:country="RU" officeooo:rsid="00093707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029caf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style:font-name-asian="Times New Roman1" style:font-size-asian="14pt" style:font-name-complex="Times New Roman1" style:font-size-complex="14pt" fo:background-color="#ffff00"/>
    </style:style>
    <style:style style:name="T20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21" style:family="text">
      <style:text-properties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T22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4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0569f1"/>
    </style:style>
    <style:style style:name="T27" style:family="text">
      <style:text-properties fo:language="ru" fo:country="RU" officeooo:rsid="0006c8fa"/>
    </style:style>
    <style:style style:name="T28" style:family="text">
      <style:text-properties fo:language="ru" fo:country="RU" officeooo:rsid="00093707"/>
    </style:style>
    <style:style style:name="T29" style:family="text">
      <style:text-properties fo:language="ru" fo:country="RU" officeooo:rsid="0008202e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9d582"/>
    </style:style>
    <style:style style:name="T32" style:family="text">
      <style:text-properties fo:language="en" fo:country="US" officeooo:rsid="00029caf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4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5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6" style:family="text">
      <style:text-properties fo:font-variant="normal" fo:text-transform="none" fo:color="#333333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fo:font-variant="normal" fo:text-transform="none" fo:color="#333333" loext:opacity="100%" style:font-name="Calibri" fo:font-size="12pt" fo:language="ru" fo:country="RU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8" style:family="text">
      <style:text-properties style:font-name="Times New Roman" style:letter-kerning="false" style:language-asian="en" style:country-asian="US" style:language-complex="ar" style:country-complex="SA"/>
    </style:style>
    <style:style style:name="T39" style:family="text">
      <style:text-properties style:font-name="Times New Roman" officeooo:rsid="00029caf" style:letter-kerning="false" style:language-asian="en" style:country-asian="US" style:language-complex="ar" style:country-complex="SA"/>
    </style:style>
    <style:style style:name="T40" style:family="text">
      <style:text-properties style:font-name="Times New Roman" officeooo:rsid="0002f3ea" style:letter-kerning="false" style:language-asian="en" style:country-asian="US" style:language-complex="ar" style:country-complex="SA"/>
    </style:style>
    <style:style style:name="T41" style:family="text">
      <style:text-properties officeooo:rsid="000937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text:style-name="WWNum2">
              <text:list-item>
                <text:p text:style-name="P1" loext:marker-style-name="T2"><text:span text:style-name="T7">Краткое описание проекта</text:span><text:span text:style-name="T2"/></text:p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1.1 Название проекта</text:span></text:p>
          </table:table-cell>
        </table:table-row>
        <table:table-row table:style-name="Таблица1.1">
          <table:table-cell table:style-name="Таблица1.A3" office:value-type="string">
            <text:p text:style-name="P29" loext:marker-style-name="T33"><text:span text:style-name="T25">«</text:span><text:span text:style-name="T30">Автоматизированная </text:span><text:span text:style-name="T31">информационная система учета аренды автомобилей</text:span><text:span text:style-name="T25">»</text:span></text:p>
            <text:p text:style-name="P3" loext:marker-style-name="T33"><text:span text:style-name="T30">Условное обозначение: </text:span><text:span text:style-name="T25">«</text:span><text:span text:style-name="T32">RECAR</text:span><text:span text:style-name="T25">»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1.2 Суть проекта</text:span></text:p>
          </table:table-cell>
        </table:table-row>
        <table:table-row table:style-name="Таблица1.1">
          <table:table-cell table:style-name="Таблица1.A5" office:value-type="string">
            <text:p text:style-name="P30"><text:span text:style-name="T15">Разработка и внедрение ПО для автоматизированного индивидуального подбора цены аренды автомобиля, а также автоматизации документооборота (договоры, чеки и т.п.) для агентства проката </text:span></text:p>
            <text:p text:style-name="P14" loext:marker-style-name="T8"/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1.3 Бизнес-окружение проекта</text:span></text:p>
          </table:table-cell>
        </table:table-row>
        <table:table-row table:style-name="Таблица1.1">
          <table:table-cell table:style-name="Таблица1.A7" office:value-type="string">
            <text:p text:style-name="P2" loext:marker-style-name="T15"><text:span text:style-name="T15">Цель разработки - <text:s/>индивидуализация подбора цены на аренду того</text:span></text:p>
            <text:p text:style-name="P2" loext:marker-style-name="T15"><text:span text:style-name="T15">или иного автомобиля, опираясь на данные о водителе, такие как количество ДТП и стажа вождения</text:span><text:span text:style-name="T16">.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1.4 Цели проекта и Требования по внедрению продукта</text:span></text:p>
          </table:table-cell>
        </table:table-row>
        <table:table-row table:style-name="Таблица1.9">
          <table:table-cell table:style-name="Таблица1.A9" office:value-type="string">
            <text:p text:style-name="P40"><text:span text:style-name="T39">Внедрение продукта приведет к:</text:span></text:p>
            <text:list text:style-name="L1">
              <text:list-item>
                <text:p text:style-name="P41"><text:span text:style-name="T38">Снижение финансовых рисков: минимизация убытков, связанных с авариями и неаккуратным вождением за счет более точной оценки рисков;</text:span></text:p>
              </text:list-item>
              <text:list-item>
                <text:p text:style-name="P41"><text:span text:style-name="T38">Автоматизация </text:span><text:span text:style-name="T40">рутинных задач:</text:span></text:p>
                <text:list>
                  <text:list-item>
                    <text:p text:style-name="P42"><text:span text:style-name="T38">Сокращение времени на оформление документов;</text:span></text:p>
                  </text:list-item>
                  <text:list-item>
                    <text:p text:style-name="P42"><text:span text:style-name="T38">Расчет стоимости автомобиля;</text:span></text:p>
                  </text:list-item>
                </text:list>
              </text:list-item>
              <text:list-item>
                <text:p text:style-name="P42"><text:span text:style-name="T38">Оптимизация ценообразования;</text:span></text:p>
              </text:list-item>
              <text:list-item>
                <text:p text:style-name="P46"><text:span text:style-name="T38">Заполнение автопарка: позволит быстро заполнять необходимые данные и быстро их извлекать;</text:span></text:p>
              </text:list-item>
              <text:list-item>
                <text:p text:style-name="P46"><text:span text:style-name="T38">Улучшение клиентского сервиса: быстрый и точный расчет стоимости, создание профессиональных и юридически корректных документов.</text:span></text:p>
              </text:list-item>
            </text:list>
            <text:p text:style-name="P34" loext:marker-style-name="T15"><text:span text:style-name="T15">Общие требования к разрабатываемому программному обеспечению:</text:span></text:p>
            <text:list text:style-name="L2">
              <text:list-item>
                <text:p text:style-name="P35">Удобный доступ к данным автомобиля;</text:p>
              </text:list-item>
              <text:list-item>
                <text:p text:style-name="P35">Указание точной стоимости проката;</text:p>
              </text:list-item>
              <text:list-item>
                <text:p text:style-name="P35">Генерация документов;</text:p>
              </text:list-item>
              <text:list-item>
                <text:p text:style-name="P47">Устойчивость при эксплуатации;</text:p>
              </text:list-item>
            </text:list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1.5 Аналоги продукта</text:span></text:p>
          </table:table-cell>
        </table:table-row>
        <table:table-row table:style-name="Таблица1.1">
          <table:table-cell table:style-name="Таблица1.A11" office:value-type="string">
            <text:p text:style-name="P36" loext:marker-style-name="T18">Решение для каршеринга <text:span text:style-name="T30">(</text:span><text:span text:style-name="T25">Яндекс.Драйв);</text:span></text:p>
            <text:p text:style-name="P36" loext:marker-style-name="T18"><text:span text:style-name="T25">Решение для управления доходами</text:span></text:p>
            <text:p text:style-name="P43">CRM <text:span text:style-name="T25">системы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4">2. Описание продукта и поставок 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2.1 Продуктом проекта является (перечень поставок)</text:span></text:p>
          </table:table-cell>
        </table:table-row>
        <table:table-row table:style-name="Таблица1.1">
          <table:table-cell table:style-name="Таблица1.A14" office:value-type="string">
            <text:p text:style-name="P2" loext:marker-style-name="T19">Дистрибутив программного обеспечения<text:span text:style-name="T19"/></text:p>
            <text:p text:style-name="P2" loext:marker-style-name="T18">Документация к продукции<text:span text:style-name="T18"/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2.2 Требованиям к продукту являются (продукт позволяет):</text:span></text:p>
          </table:table-cell>
        </table:table-row>
        <text:soft-page-break/>
        <table:table-row table:style-name="Таблица1.1">
          <table:table-cell table:style-name="Таблица1.A16" office:value-type="string">
            <text:p text:style-name="P2"><text:span text:style-name="T8">&lt; Указать высокоуровневые требования (функциональные и нефункциональные): &gt;</text:span></text:p>
          </table:table-cell>
        </table:table-row>
        <table:table-row table:style-name="Таблица1.1">
          <table:table-cell table:style-name="Таблица1.A17" office:value-type="string">
            <text:p text:style-name="P2"><text:span text:style-name="T10">2.2.1 Требования бизнес-уровня</text:span></text:p>
            <text:p text:style-name="P36" loext:marker-style-name="T15"><text:span text:style-name="T25">Система позволяет </text:span><text:span text:style-name="T26">зарегистрироваться пользователю, добавить персональные данные, а после с их содержанием подать заявку на аренду необходимого автомобиля. При том система позволяет вводить и сохранять информацию о новых автомобилях. Приняв заявку, система перенаправляет ее менеджеру, устанавливается связь между клиентом и менеджером. Система формирует договоры аренды и чеки об оплате, используя введенные данные. </text:span></text:p>
            <text:p text:style-name="P37" loext:marker-style-name="T15"><text:span text:style-name="T25">Система позволяет настраивать свойства аренды, настроить используемые тарифы.</text:span></text:p>
            <text:p text:style-name="P37" loext:marker-style-name="T15"><text:span text:style-name="T25">Система учитывает статистику ДТП, техобслуживание, историю аренд и обеспечивает безопасность пользовательских данных</text:span><text:span text:style-name="T27">.</text:span></text:p>
          </table:table-cell>
        </table:table-row>
        <table:table-row table:style-name="Таблица1.1">
          <table:table-cell table:style-name="Таблица1.A18" office:value-type="string">
            <text:p text:style-name="P2"><text:span text:style-name="T11">2.2.2 <text:s/></text:span><text:span text:style-name="T10">Пользовательские требования (высокоуровневые)</text:span></text:p>
            <text:p text:style-name="P45">Менеджер по прокату <text:span text:style-name="T25">—</text:span> <text:span text:style-name="T25">просмотреть данные заявки, данные клиента;</text:span></text:p>
            <text:p text:style-name="P44"><text:span text:style-name="T25">Менеджер по прокату — просмотреть данные автомобиля;</text:span></text:p>
            <text:p text:style-name="P45"><text:span text:style-name="T25">Менеджер по прокату — </text:span><text:span text:style-name="T28">рассчитать стоимость аренды</text:span><text:span text:style-name="T25">;</text:span></text:p>
            <text:p text:style-name="P45"><text:span text:style-name="T28">Администратор</text:span><text:span text:style-name="T25"> — </text:span><text:span text:style-name="T28">настроить тарифные правила</text:span><text:span text:style-name="T25">;</text:span></text:p>
            <text:p text:style-name="P45"><text:span text:style-name="T28">Администратор</text:span><text:span text:style-name="T25"> — </text:span><text:span text:style-name="T28">просмотреть журнал действий</text:span><text:span text:style-name="T25">;</text:span></text:p>
            <text:p text:style-name="P38" loext:marker-style-name="T20">Клиент <text:span text:style-name="T29">— </text:span><text:span text:style-name="T25">отправление заявки</text:span><text:span text:style-name="T29">;</text:span></text:p>
            <text:p text:style-name="P38" loext:marker-style-name="T20"><text:span text:style-name="T29">Клиент — </text:span><text:span text:style-name="T25">связь с менеджером по прокату</text:span><text:span text:style-name="T29">;</text:span></text:p>
          </table:table-cell>
        </table:table-row>
        <table:table-row table:style-name="Таблица1.1">
          <table:table-cell table:style-name="Таблица1.A19" office:value-type="string">
            <text:p text:style-name="P2"><text:span text:style-name="T10">2.2.3 Требования системного уровня</text:span></text:p>
            <text:p text:style-name="P2" loext:marker-style-name="T20"/>
          </table:table-cell>
        </table:table-row>
        <table:table-row table:style-name="Таблица1.1">
          <table:table-cell table:style-name="Таблица1.A20" office:value-type="string">
            <text:p text:style-name="P2"><text:span text:style-name="T10">2.2.4 Требования технического уровня</text:span></text:p>
            <text:p text:style-name="P2" loext:marker-style-name="T21">Персональный компьютер имеющий следующие характеристики:<text:span text:style-name="T21"/></text:p>
            <text:list text:style-name="WWNum6">
              <text:list-item>
                <text:p text:style-name="P6" loext:marker-style-name="T5"><text:span text:style-name="T21">64-разрядный процессор 1,8 ГГц или более мощный. <text:s/></text:span><text:span text:style-name="T5"/></text:p>
              </text:list-item>
              <text:list-item>
                <text:p text:style-name="P6" loext:marker-style-name="T5"><text:span text:style-name="T21">Не менее 4 ГБ ОЗУ.</text:span><text:span text:style-name="T5"/></text:p>
              </text:list-item>
            </text:list>
            <text:p text:style-name="P4" loext:marker-style-name="T21">Сервер:<text:span text:style-name="T21"/></text:p>
            <text:list text:style-name="WWNum9">
              <text:list-item>
                <text:p text:style-name="P7" loext:marker-style-name="T6"><text:span text:style-name="T18">Процессор x64: AMD Opteron, AMD Athlon 64, Intel Xeon с поддержкой Intel EM64T, Intel Pentium IV с поддержкой EM64T. C тактовой частотой 1,4 ГГц.</text:span><text:span text:style-name="T6"/></text:p>
              </text:list-item>
              <text:list-item>
                <text:p text:style-name="P7" loext:marker-style-name="T6"><text:span text:style-name="T18">Не менее 1 ГБ ОЗУ.</text:span><text:span text:style-name="T6"/></text:p>
              </text:list-item>
              <text:list-item>
                <text:p text:style-name="P7" loext:marker-style-name="T6"><text:span text:style-name="T18">Минимум 6 ГБ свободного места на диске.</text:span><text:span text:style-name="T6"/></text:p>
              </text:list-item>
            </text:list>
          </table:table-cell>
        </table:table-row>
        <table:table-row table:style-name="Таблица1.1">
          <table:table-cell table:style-name="Таблица1.A21" office:value-type="string">
            <text:p text:style-name="P2"><text:span text:style-name="T10">…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2.3 Требованиями к продукту НЕ являются (продукт не включает):</text:span></text:p>
          </table:table-cell>
        </table:table-row>
        <table:table-row table:style-name="Таблица1.1">
          <table:table-cell table:style-name="Таблица1.A23" office:value-type="string">
            <text:p text:style-name="P2" loext:marker-style-name="T20">Microsoft SQL Server<text:span text:style-name="T20"/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3">2.4 Правила приемки поставок:</text:span></text:p>
          </table:table-cell>
        </table:table-row>
        <table:table-row table:style-name="Таблица1.1">
          <table:table-cell table:style-name="Таблица1.A25" office:value-type="string">
            <text:p text:style-name="P2" loext:marker-style-name="T18">Программное обеспечение считается сданным в эксплуатацию, после его проверки приёмной комиссией.<text:span text:style-name="T18"/></text:p>
            <text:p text:style-name="P15" loext:marker-style-name="T18"/>
          </table:table-cell>
        </table:table-row>
      </table:table>
      <text:p text:style-name="P22"><text:span text:style-name="T1"><text:s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2"><text:line-break/><text:soft-page-break/></text:p>
            <text:p text:style-name="P2"><text:span text:style-name="T24">3. Ограничения проекта</text:span></text:p>
          </table:table-cell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2"><text:span text:style-name="T23">3.1 Вехи и дата завершения проекта:</text:span></text:p>
          </table:table-cell>
          <table:covered-table-cell/>
        </table:table-row>
        <table:table-row table:style-name="Таблица2.1">
          <table:table-cell table:style-name="Таблица2.A3" office:value-type="string">
            <text:p text:style-name="P2"><text:span text:style-name="T8">Начало проекта</text:span></text:p>
          </table:table-cell>
          <table:table-cell table:style-name="Таблица2.B3" office:value-type="string">
            <text:p text:style-name="P2" loext:marker-style-name="T12"><text:span text:style-name="T12">03.02.202</text:span><text:span text:style-name="T14">5</text:span></text:p>
          </table:table-cell>
        </table:table-row>
        <table:table-row table:style-name="Таблица2.1">
          <table:table-cell table:style-name="Таблица2.A4" office:value-type="string">
            <text:list text:style-name="WWNum3">
              <text:list-item>
                <text:p text:style-name="P8" loext:marker-style-name="T3"><text:span text:style-name="T12">Представление</text:span><text:span text:style-name="T3"/></text:p>
              </text:list-item>
            </text:list>
          </table:table-cell>
          <table:table-cell table:style-name="Таблица2.B4" office:value-type="string">
            <text:p text:style-name="P10" loext:marker-style-name="T22"><text:span text:style-name="T12">03.02.202</text:span><text:span text:style-name="T14">5</text:span><text:span text:style-name="T12">-17.02.202</text:span><text:span text:style-name="T14">5</text:span></text:p>
          </table:table-cell>
        </table:table-row>
        <table:table-row table:style-name="Таблица2.1">
          <table:table-cell table:style-name="Таблица2.A5" office:value-type="string">
            <text:list text:continue-numbering="true" text:style-name="WWNum3">
              <text:list-item>
                <text:p text:style-name="P8" loext:marker-style-name="T3"><text:span text:style-name="T12">Планирование</text:span><text:span text:style-name="T3"/></text:p>
              </text:list-item>
            </text:list>
          </table:table-cell>
          <table:table-cell table:style-name="Таблица2.B5" office:value-type="string">
            <text:p text:style-name="P10" loext:marker-style-name="T22"><text:span text:style-name="T12">18.02.202</text:span><text:span text:style-name="T14">5</text:span><text:span text:style-name="T12">-03.03.202</text:span><text:span text:style-name="T14">5</text:span></text:p>
          </table:table-cell>
        </table:table-row>
        <table:table-row table:style-name="Таблица2.1">
          <table:table-cell table:style-name="Таблица2.A6" office:value-type="string">
            <text:list text:continue-numbering="true" text:style-name="WWNum3">
              <text:list-item>
                <text:p text:style-name="P8" loext:marker-style-name="T3"><text:span text:style-name="T12">Разработка</text:span><text:span text:style-name="T3"/></text:p>
              </text:list-item>
            </text:list>
          </table:table-cell>
          <table:table-cell table:style-name="Таблица2.B6" office:value-type="string">
            <text:p text:style-name="P2" loext:marker-style-name="T12"><text:span text:style-name="T12">04.03.202</text:span><text:span text:style-name="T14">5</text:span><text:span text:style-name="T12">-28.04.202</text:span><text:span text:style-name="T14">5</text:span></text:p>
          </table:table-cell>
        </table:table-row>
        <table:table-row table:style-name="Таблица2.1">
          <table:table-cell table:style-name="Таблица2.A7" office:value-type="string">
            <text:list text:continue-numbering="true" text:style-name="WWNum3">
              <text:list-item>
                <text:p text:style-name="P8" loext:marker-style-name="T3"><text:span text:style-name="T12">Развертывание</text:span><text:span text:style-name="T3"/></text:p>
              </text:list-item>
            </text:list>
          </table:table-cell>
          <table:table-cell table:style-name="Таблица2.B7" office:value-type="string">
            <text:p text:style-name="P2" loext:marker-style-name="T12"><text:span text:style-name="T12">29.04.202</text:span><text:span text:style-name="T14">5</text:span><text:span text:style-name="T12">-26.05.202</text:span><text:span text:style-name="T14">5</text:span></text:p>
          </table:table-cell>
        </table:table-row>
        <table:table-row table:style-name="Таблица2.1">
          <table:table-cell table:style-name="Таблица2.A8" office:value-type="string">
            <text:p text:style-name="P2"><text:span text:style-name="T8">Завершение проекта</text:span></text:p>
          </table:table-cell>
          <table:table-cell table:style-name="Таблица2.B8" office:value-type="string">
            <text:p text:style-name="P10" loext:marker-style-name="T22"><text:span text:style-name="T12">31.05.202</text:span><text:span text:style-name="T14">5</text:span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2"><text:span text:style-name="T23">3.2 Общий бюджет проекта</text:span></text:p>
          </table:table-cell>
          <table:covered-table-cell/>
        </table:table-row>
        <table:table-row table:style-name="Таблица2.1">
          <table:table-cell table:style-name="Таблица2.A10" table:number-columns-spanned="2" office:value-type="string">
            <text:p text:style-name="P2" loext:marker-style-name="T8"><text:span text:style-name="T8">Отсутвует.</text:span><text:span text:style-name="T8"/></text:p>
          </table:table-cell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2"><text:span text:style-name="T23">3.3 Ограничения по выполнению и организации работ</text:span></text:p>
          </table:table-cell>
          <table:covered-table-cell/>
        </table:table-row>
        <table:table-row table:style-name="Таблица2.12">
          <table:table-cell table:style-name="Таблица2.A12" table:number-columns-spanned="2" office:value-type="string">
            <text:p text:style-name="P2" loext:marker-style-name="T18"><text:span text:style-name="T8"/></text:p>
          </table:table-cell>
          <table:covered-table-cell/>
        </table:table-row>
      </table:table>
      <text:p text:style-name="P22"><text:span text:style-name="T1"><text:s/>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2"><text:span text:style-name="T7">4. Руководитель проекта и его полномочия </text:span></text:p>
          </table:table-cell>
        </table:table-row>
        <table:table-row table:style-name="Таблица3.2">
          <table:table-cell table:style-name="Таблица3.A2" office:value-type="string">
            <text:p text:style-name="P12"><text:span text:style-name="T23">4.1 Назначенный руководитель проекта </text:span></text:p>
          </table:table-cell>
        </table:table-row>
        <table:table-row table:style-name="Таблица3.2">
          <table:table-cell table:style-name="Таблица3.A3" office:value-type="string">
            <text:p text:style-name="P12"><text:span text:style-name="T10"/></text:p>
          </table:table-cell>
        </table:table-row>
        <table:table-row table:style-name="Таблица3.4">
          <table:table-cell table:style-name="Таблица3.A2" office:value-type="string">
            <text:p text:style-name="P12"><text:span text:style-name="T23">4.2 Полномочия руководителя проекта </text:span></text:p>
          </table:table-cell>
        </table:table-row>
        <table:table-row table:style-name="Таблица3.4">
          <table:table-cell table:style-name="Таблица3.A5" office:value-type="string">
            <text:list text:style-name="WWNum7">
              <text:list-item>
                <text:p text:style-name="P13" loext:marker-style-name="T37"><text:span text:style-name="T36">определение и согласование с заинтересованными сторонами ключевых параметров проекта: целей, показателей, результатов и др</text:span><text:span text:style-name="T37"/></text:p>
              </text:list-item>
              <text:list-item>
                <text:p text:style-name="P13" loext:marker-style-name="T37"><text:span text:style-name="T36">выявление рисков и возможностей проекта</text:span><text:span text:style-name="T37"/></text:p>
              </text:list-item>
              <text:list-item>
                <text:p text:style-name="P13" loext:marker-style-name="T37"><text:span text:style-name="T36">оценка трудовых и стоимостных затрат на реализацию проекта</text:span><text:span text:style-name="T37"/></text:p>
              </text:list-item>
              <text:list-item>
                <text:p text:style-name="P13" loext:marker-style-name="T37"><text:span text:style-name="T36">разработка и утверждение паспорта проекта</text:span><text:span text:style-name="T37"/></text:p>
              </text:list-item>
            </text:list>
          </table:table-cell>
        </table:table-row>
      </table:table>
      <text:p text:style-name="P22"><text:span text:style-name="T1"><text:s/>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2"><text:span text:style-name="T7">5. Заинтересованные лица и ресурсы </text:span>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3">5.1 Заказчик проекта</text:span></text:p>
          </table:table-cell>
        </table:table-row>
        <table:table-row table:style-name="Таблица4.1">
          <table:table-cell table:style-name="Таблица4.A3" office:value-type="string">
            <text:p text:style-name="P12" loext:marker-style-name="T35"><text:span text:style-name="T34"/>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3"><text:s/>5.2 Ключевые пользователи результатов проекта: </text:span></text:p>
          </table:table-cell>
        </table:table-row>
        <table:table-row table:style-name="Таблица4.1">
          <table:table-cell table:style-name="Таблица4.A5" office:value-type="string">
            <text:p text:style-name="P10" loext:marker-style-name="T20"><text:span text:style-name="T20"/>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3">5.3 Спонсор проекта </text:span></text:p>
          </table:table-cell>
        </table:table-row>
        <table:table-row table:style-name="Таблица4.1">
          <table:table-cell table:style-name="Таблица4.A7" office:value-type="string">
            <text:p text:style-name="P11" loext:marker-style-name="T35"><text:span text:style-name="T35"/>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3">5.4 Куратор проекта </text:span></text:p>
          </table:table-cell>
        </table:table-row>
        <table:table-row table:style-name="Таблица4.1">
          <table:table-cell table:style-name="Таблица4.A9" office:value-type="string">
            <text:p text:style-name="P12"><text:span text:style-name="T10"><text:s/>Александров Андрей Юрьевич</text:span>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3">5.5 Команда проекта </text:span></text:p>
          </table:table-cell>
        </table:table-row>
        <text:soft-page-break/>
        <table:table-row table:style-name="Таблица4.1">
          <table:table-cell table:style-name="Таблица4.A11" office:value-type="string">
            <text:p text:style-name="P12" loext:marker-style-name="T8"><text:span text:style-name="T8">На проект выделено 2 человека. </text:span><text:span text:style-name="T8"/></text:p>
            <text:p text:style-name="P12" loext:marker-style-name="T18"><text:span text:style-name="T8">Квалификация: Программисты начального уровня</text:span><text:span text:style-name="T18"/></text:p>
            <text:p text:style-name="P39" loext:marker-style-name="T20"><text:span text:style-name="T10">Наумихин Даниил Дмитриевич</text:span></text:p>
            <text:p text:style-name="P39" loext:marker-style-name="T20"><text:span text:style-name="T10">Нарыжный Илья Денисович</text:span>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3">5.6 Инфраструктура</text:span></text:p>
          </table:table-cell>
        </table:table-row>
        <table:table-row table:style-name="Таблица4.1">
          <table:table-cell table:style-name="Таблица4.A13" office:value-type="string">
            <text:p text:style-name="P12" loext:marker-style-name="T9"><text:span text:style-name="T8">Персональный компьютер сотрудника</text:span><text:span text:style-name="T9"/></text:p>
            <text:p text:style-name="P12" loext:marker-style-name="T18"><text:span text:style-name="T8">Сервер</text:span><text:span text:style-name="T8"/></text:p>
          </table:table-cell>
        </table:table-row>
      </table:table>
      <text:p text:style-name="P25" loext:marker-style-name="T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  <loext:transformation loext:type="shade" loext:value="0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/>
      <style:text-properties fo:color="#4472c4" loext:opacity="100%" fo:font-style="italic" style:font-style-asian="italic" style:font-style-complex="italic">
        <loext:char-complex-color loext:theme-type="accent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ru" fo:country="RU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ru" fo:country="RU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ru" fo:country="RU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language="ru" fo:country="RU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fo:language="ru" fo:country="RU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4pt" fo:language="ru" fo:country="RU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4pt" fo:language="ru" fo:country="RU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anguage="ru" fo:country="RU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style:font-name="Calibri" fo:font-family="Calibri" style:font-family-generic="roman" style:font-pitch="variable" fo:font-size="14pt" fo:language="ru" fo:country="RU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style:font-name="Times New Roman" fo:font-family="'Times New Roman'" style:font-family-generic="roman" style:font-pitch="variable" fo:font-size="14pt" fo:language="ru" fo:country="RU" fo:font-style="italic" style:font-name-asian="Times New Roman1" style:font-family-asian="'Times New Roman'" style:font-family-generic-asian="system" style:font-pitch-asian="variable" style:font-size-asian="14pt" style:font-style-asian="italic" style:font-name-complex="Times New Roman1" style:font-family-complex="'Times New Roman'" style:font-family-generic-complex="system" style:font-pitch-complex="variable" style:font-size-complex="14pt" style:font-style-complex="italic">
        <loext:char-complex-color loext:theme-type="dark1" loext:color-type="theme">
          <loext:transformation loext:type="tint" loext:value="2509"/>
          <loext:transformation loext:type="shade" loext:value="0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style:font-name="Times New Roman" fo:font-family="'Times New Roman'" style:font-family-generic="roman" style:font-pitch="variable" fo:font-size="14pt" fo:language="ru" fo:country="RU" fo:font-style="italic" style:font-name-asian="Times New Roman1" style:font-family-asian="'Times New Roman'" style:font-family-generic-asian="system" style:font-pitch-asian="variable" style:font-size-asian="14pt" style:font-style-asian="italic" style:font-name-complex="Times New Roman1" style:font-family-complex="'Times New Roman'" style:font-family-generic-complex="system" style:font-pitch-complex="variable" style:font-size-complex="14pt" style:font-style-complex="italic">
        <loext:char-complex-color loext:theme-type="accent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Endnote_20_Text_20_Char" style:display-name="Endnote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ootnote_20_Text_20_Char" style:display-name="Footnote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ormaltextrun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6T16:01:57.366521300</meta:creation-date>
    <dc:date>2025-03-22T00:35:53.056000000</dc:date>
    <meta:initial-creator>Михалев Анатолий Алексеевич</meta:initial-creator>
    <meta:generator>LibreOffice/24.2.5.2$Windows_X86_64 LibreOffice_project/bffef4ea93e59bebbeaf7f431bb02b1a39ee8a59</meta:generator>
    <meta:editing-duration>PT6M55S</meta:editing-duration>
    <meta:editing-cycles>1</meta:editing-cycles>
    <meta:document-statistic meta:table-count="4" meta:image-count="0" meta:object-count="0" meta:page-count="4" meta:paragraph-count="101" meta:word-count="557" meta:character-count="4358" meta:non-whitespace-character-count="3894"/>
    <meta:user-defined meta:name="AppVersion">16.0000</meta:user-defined>
    <meta:template xlink:type="simple" xlink:actuate="onRequest" xlink:title="Normal.dotm" xlink:href=""/>
  </office:meta>
</office:document-meta>
</file>